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0D8BFA37A7A07CDB6F.png" manifest:media-type="image/png"/>
  <manifest:file-entry manifest:full-path="Pictures/100002010000000E0000000DC606850B21A5F5C9.png" manifest:media-type="image/png"/>
  <manifest:file-entry manifest:full-path="Pictures/100002010000013500000013272E56963B9A6812.png" manifest:media-type="image/png"/>
  <manifest:file-entry manifest:full-path="Pictures/100002010000011F000000135D5DDFBF6312A4D9.png" manifest:media-type="image/png"/>
  <manifest:file-entry manifest:full-path="Pictures/100002010000012000000013FEC7FB42558F25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Times" svg:font-family="Times"/>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84d3" officeooo:paragraph-rsid="000584d3"/>
    </style:style>
    <style:style style:name="P2" style:family="paragraph" style:parent-style-name="Standard">
      <style:paragraph-properties fo:text-align="center" style:justify-single-word="false"/>
      <style:text-properties fo:font-size="44pt" officeooo:rsid="000584d3" officeooo:paragraph-rsid="000584d3" style:font-size-asian="44pt" style:font-size-complex="44pt"/>
    </style:style>
    <style:style style:name="P3" style:family="paragraph" style:parent-style-name="Standard">
      <style:paragraph-properties fo:text-align="start" style:justify-single-word="false"/>
      <style:text-properties style:font-name="Times" fo:font-size="9pt" officeooo:rsid="00008332" officeooo:paragraph-rsid="000584d3" style:font-size-asian="10.5pt" style:font-size-complex="12pt"/>
    </style:style>
    <style:style style:name="P4" style:family="paragraph" style:parent-style-name="Standard">
      <style:paragraph-properties fo:text-align="center" style:justify-single-word="false"/>
      <style:text-properties style:font-name="sans-serif" fo:font-size="19.5pt" style:text-underline-style="solid" style:text-underline-width="auto" style:text-underline-color="font-color" fo:font-weight="bold" officeooo:rsid="00008332" officeooo:paragraph-rsid="000584d3"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sans-serif" fo:font-size="18pt" style:text-underline-style="solid" style:text-underline-width="auto" style:text-underline-color="font-color" fo:font-weight="normal" officeooo:rsid="000584d3" officeooo:paragraph-rsid="000584d3"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style:font-name="sans-serif" fo:font-size="14pt" style:text-underline-style="none" fo:font-weight="normal" officeooo:rsid="00064a95" officeooo:paragraph-rsid="00064a9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sans-serif" fo:font-size="14pt" style:text-underline-style="solid" style:text-underline-width="auto" style:text-underline-color="font-color" fo:font-weight="normal" officeooo:rsid="00064a95" officeooo:paragraph-rsid="00064a95" style:font-size-asian="12.25pt" style:font-weight-asian="normal" style:font-size-complex="14pt" style:font-weight-complex="normal"/>
    </style:style>
    <style:style style:name="P8" style:family="paragraph" style:parent-style-name="Contents_20_3">
      <style:paragraph-properties>
        <style:tab-stops>
          <style:tab-stop style:position="6.3in" style:type="right" style:leader-style="dotted" style:leader-text="."/>
        </style:tab-stops>
      </style:paragraph-properties>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Quotations" style:list-style-name="L1"/>
    <style:style style:name="P11" style:family="paragraph" style:parent-style-name="Text_20_body">
      <style:text-properties officeooo:rsid="00064a95" officeooo:paragraph-rsid="00064a95"/>
    </style:style>
    <style:style style:name="P12" style:family="paragraph" style:parent-style-name="Text_20_body">
      <style:text-properties officeooo:paragraph-rsid="00064a95"/>
    </style:style>
    <style:style style:name="P13" style:family="paragraph" style:parent-style-name="Text_20_body">
      <style:text-properties officeooo:rsid="0007c765" officeooo:paragraph-rsid="0007c765"/>
    </style:style>
    <style:style style:name="P14" style:family="paragraph" style:parent-style-name="Text_20_body">
      <style:text-properties officeooo:rsid="000945fe"/>
    </style:style>
    <style:style style:name="P15" style:family="paragraph" style:parent-style-name="Text_20_body">
      <style:text-properties officeooo:rsid="000945fe" officeooo:paragraph-rsid="000945fe"/>
    </style:style>
    <style:style style:name="P16" style:family="paragraph" style:parent-style-name="Text_20_body">
      <style:text-properties officeooo:paragraph-rsid="000945fe"/>
    </style:style>
    <style:style style:name="P17" style:family="paragraph" style:parent-style-name="Text_20_body">
      <style:text-properties officeooo:paragraph-rsid="00099619"/>
    </style:style>
    <style:style style:name="P18" style:family="paragraph" style:parent-style-name="Text_20_body">
      <style:text-properties officeooo:rsid="00099619" officeooo:paragraph-rsid="00099619"/>
    </style:style>
    <style:style style:name="P19" style:family="paragraph" style:parent-style-name="Text_20_body">
      <style:text-properties officeooo:rsid="000ad368" officeooo:paragraph-rsid="000ad368"/>
    </style:style>
    <style:style style:name="P20" style:family="paragraph" style:parent-style-name="Text_20_body">
      <style:text-properties officeooo:paragraph-rsid="000ad368"/>
    </style:style>
    <style:style style:name="P21" style:family="paragraph" style:parent-style-name="Text_20_body">
      <style:paragraph-properties fo:text-align="center" style:justify-single-word="false"/>
      <style:text-properties officeooo:paragraph-rsid="000ad368"/>
    </style:style>
    <style:style style:name="P22" style:family="paragraph" style:parent-style-name="Text_20_body">
      <style:text-properties officeooo:rsid="000b7793" officeooo:paragraph-rsid="000b7793"/>
    </style:style>
    <style:style style:name="P23" style:family="paragraph" style:parent-style-name="Text_20_body">
      <style:text-properties officeooo:paragraph-rsid="000b7793"/>
    </style:style>
    <style:style style:name="P24" style:family="paragraph" style:parent-style-name="Text_20_body">
      <style:text-properties officeooo:rsid="000b7793" officeooo:paragraph-rsid="000b7793" fo:background-color="#ffffff"/>
    </style:style>
    <style:style style:name="P25" style:family="paragraph" style:parent-style-name="Text_20_body">
      <style:text-properties officeooo:paragraph-rsid="000b7793" fo:background-color="#ffffff"/>
    </style:style>
    <style:style style:name="P26" style:family="paragraph" style:parent-style-name="Text_20_body">
      <style:text-properties fo:color="#a9b7c6" style:font-name="DejaVu Sans Mono" fo:font-size="9pt" officeooo:rsid="000b7793" officeooo:paragraph-rsid="000b7793" fo:background-color="#ffffff"/>
    </style:style>
    <style:style style:name="P27" style:family="paragraph" style:parent-style-name="Text_20_body">
      <style:text-properties fo:color="#a9b7c6" style:font-name="DejaVu Sans Mono" fo:font-size="9pt" officeooo:rsid="000cf546"/>
    </style:style>
    <style:style style:name="P28" style:family="paragraph" style:parent-style-name="Text_20_body">
      <style:text-properties officeooo:rsid="000cf546"/>
    </style:style>
    <style:style style:name="P29" style:family="paragraph" style:parent-style-name="Text_20_body">
      <style:text-properties officeooo:rsid="000cf546" officeooo:paragraph-rsid="000cf546"/>
    </style:style>
    <style:style style:name="P30" style:family="paragraph" style:parent-style-name="Text_20_body" style:list-style-name="L1">
      <style:paragraph-properties fo:margin-left="0.3937in" fo:margin-right="0.3937in" fo:text-indent="0in" style:auto-text-indent="false"/>
    </style:style>
    <style:style style:name="P31" style:family="paragraph" style:parent-style-name="Preformatted_20_Text">
      <style:paragraph-properties fo:text-align="center" style:justify-single-word="false"/>
      <style:text-properties fo:color="#a9b7c6" style:font-name="DejaVu Sans Mono" fo:font-size="9pt" officeooo:rsid="00064a95" officeooo:paragraph-rsid="00064a95"/>
    </style:style>
    <style:style style:name="P32" style:family="paragraph" style:parent-style-name="Preformatted_20_Text">
      <style:paragraph-properties fo:text-align="start" style:justify-single-word="false"/>
      <style:text-properties fo:color="#a9b7c6" style:font-name="DejaVu Sans Mono" fo:font-size="9pt" officeooo:rsid="00064a95" officeooo:paragraph-rsid="00064a95"/>
    </style:style>
    <style:style style:name="P33" style:family="paragraph" style:parent-style-name="Preformatted_20_Text">
      <style:paragraph-properties fo:text-align="center" style:justify-single-word="false"/>
      <style:text-properties fo:color="#a9b7c6" style:font-name="DejaVu Sans Mono" fo:font-size="9pt" officeooo:rsid="0007c765" officeooo:paragraph-rsid="0007c765"/>
    </style:style>
    <style:style style:name="P34" style:family="paragraph" style:parent-style-name="Preformatted_20_Text">
      <style:paragraph-properties fo:text-align="center" style:justify-single-word="false"/>
      <style:text-properties fo:color="#a9b7c6" style:font-name="DejaVu Sans Mono" fo:font-size="9pt" officeooo:rsid="000945fe" officeooo:paragraph-rsid="000945fe"/>
    </style:style>
    <style:style style:name="P35" style:family="paragraph" style:parent-style-name="Preformatted_20_Text">
      <style:paragraph-properties fo:text-align="center" style:justify-single-word="false"/>
      <style:text-properties fo:color="#a9b7c6" style:font-name="DejaVu Sans Mono" fo:font-size="9pt"/>
    </style:style>
    <style:style style:name="P36" style:family="paragraph" style:parent-style-name="Preformatted_20_Text">
      <style:paragraph-properties fo:text-align="center" style:justify-single-word="false"/>
      <style:text-properties fo:color="#a9b7c6" style:font-name="DejaVu Sans Mono" fo:font-size="9pt" officeooo:paragraph-rsid="000ad368"/>
    </style:style>
    <style:style style:name="P37" style:family="paragraph" style:parent-style-name="Preformatted_20_Text">
      <style:paragraph-properties fo:text-align="center" style:justify-single-word="false"/>
      <style:text-properties fo:color="#a9b7c6" style:font-name="DejaVu Sans Mono" fo:font-size="9pt" officeooo:rsid="00099619" officeooo:paragraph-rsid="00099619"/>
    </style:style>
    <style:style style:name="P38" style:family="paragraph" style:parent-style-name="Preformatted_20_Text">
      <style:paragraph-properties fo:text-align="center" style:justify-single-word="false"/>
      <style:text-properties fo:color="#a9b7c6" style:font-name="DejaVu Sans Mono" fo:font-size="9pt" officeooo:rsid="000ad368" officeooo:paragraph-rsid="000ad368"/>
    </style:style>
    <style:style style:name="P39" style:family="paragraph" style:parent-style-name="Preformatted_20_Text">
      <style:text-properties fo:color="#a9b7c6" style:font-name="DejaVu Sans Mono" fo:font-size="9pt" officeooo:rsid="000b7793" officeooo:paragraph-rsid="000b7793"/>
    </style:style>
    <style:style style:name="P40" style:family="paragraph" style:parent-style-name="Preformatted_20_Text">
      <style:paragraph-properties fo:text-align="center" style:justify-single-word="false"/>
      <style:text-properties fo:color="#a9b7c6" style:font-name="DejaVu Sans Mono" fo:font-size="9pt" officeooo:rsid="000b7793" officeooo:paragraph-rsid="000b7793"/>
    </style:style>
    <style:style style:name="P41" style:family="paragraph" style:parent-style-name="Preformatted_20_Text">
      <style:text-properties fo:color="#a9b7c6" style:font-name="DejaVu Sans Mono" fo:font-size="9pt" officeooo:rsid="000b7793" officeooo:paragraph-rsid="000b7793" fo:background-color="#ffffff"/>
    </style:style>
    <style:style style:name="P42" style:family="paragraph" style:parent-style-name="Preformatted_20_Text">
      <style:text-properties fo:color="#a9b7c6" style:font-name="DejaVu Sans Mono" fo:font-size="9pt" officeooo:rsid="000cf546" officeooo:paragraph-rsid="000cf546"/>
    </style:style>
    <style:style style:name="P43" style:family="paragraph" style:parent-style-name="Preformatted_20_Text">
      <style:paragraph-properties fo:text-align="center" style:justify-single-word="false"/>
      <style:text-properties fo:color="#a9b7c6" style:font-name="DejaVu Sans Mono" fo:font-size="9pt" officeooo:rsid="000cf546" officeooo:paragraph-rsid="000cf546"/>
    </style:style>
    <style:style style:name="P44" style:family="paragraph" style:parent-style-name="Preformatted_20_Text">
      <style:paragraph-properties fo:text-align="center" style:justify-single-word="false"/>
      <style:text-properties officeooo:paragraph-rsid="00099619"/>
    </style:style>
    <style:style style:name="P45" style:family="paragraph" style:parent-style-name="Preformatted_20_Text">
      <style:paragraph-properties fo:text-align="center" style:justify-single-word="false"/>
      <style:text-properties fo:color="#cc7832" style:font-name="DejaVu Sans Mono" fo:font-size="9pt" officeooo:rsid="000945fe" officeooo:paragraph-rsid="000945fe"/>
    </style:style>
    <style:style style:name="P46" style:family="paragraph" style:parent-style-name="Preformatted_20_Text">
      <style:paragraph-properties fo:text-align="center" style:justify-single-word="false"/>
      <style:text-properties fo:color="#cc7832" style:font-name="DejaVu Sans Mono" fo:font-size="9pt" officeooo:rsid="00099619" officeooo:paragraph-rsid="00099619"/>
    </style:style>
    <style:style style:name="P47" style:family="paragraph" style:parent-style-name="Preformatted_20_Text">
      <style:text-properties officeooo:paragraph-rsid="000b7793"/>
    </style:style>
    <style:style style:name="P48" style:family="paragraph" style:parent-style-name="Preformatted_20_Text">
      <style:text-properties officeooo:rsid="000b7793" officeooo:paragraph-rsid="000b7793" fo:background-color="#ffffff"/>
    </style:style>
    <style:style style:name="P49" style:family="paragraph" style:parent-style-name="Preformatted_20_Text">
      <style:text-properties officeooo:rsid="000cf546" officeooo:paragraph-rsid="000cf546"/>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Heading_20_2">
      <style:text-properties officeooo:rsid="00064a95" officeooo:paragraph-rsid="00064a95"/>
    </style:style>
    <style:style style:name="P52" style:family="paragraph" style:parent-style-name="Heading_20_2">
      <style:text-properties officeooo:rsid="0007c765" officeooo:paragraph-rsid="0007c765"/>
    </style:style>
    <style:style style:name="T1" style:family="text">
      <style:text-properties officeooo:rsid="00064a95"/>
    </style:style>
    <style:style style:name="T2" style:family="text">
      <style:text-properties style:font-name="Liberation Serif"/>
    </style:style>
    <style:style style:name="T3" style:family="text">
      <style:text-properties style:font-name="Liberation Serif" fo:font-size="12pt" fo:font-style="italic" style:font-size-asian="12pt" style:font-style-asian="italic" style:font-size-complex="12pt" style:font-style-complex="italic"/>
    </style:style>
    <style:style style:name="T4" style:family="text">
      <style:text-properties style:font-name="Liberation Serif" fo:font-size="12pt" fo:font-style="italic" officeooo:rsid="000945fe" style:font-size-asian="12pt" style:font-style-asian="italic" style:font-size-complex="12pt" style:font-style-complex="italic"/>
    </style:style>
    <style:style style:name="T5" style:family="text">
      <style:text-properties style:font-name="Liberation Serif" fo:font-size="12pt" fo:font-style="italic" style:text-underline-style="none" officeooo:rsid="00099619" style:font-size-asian="12pt" style:font-style-asian="italic" style:font-size-complex="12pt" style:font-style-complex="italic"/>
    </style:style>
    <style:style style:name="T6" style:family="text">
      <style:text-properties style:font-name="Liberation Serif" fo:font-size="12pt" fo:font-style="italic" style:text-underline-style="none" officeooo:rsid="000945fe" style:font-size-asian="12pt" style:font-style-asian="italic" style:font-size-complex="12pt" style:font-style-complex="italic"/>
    </style:style>
    <style:style style:name="T7" style:family="text">
      <style:text-properties style:font-name="Liberation Serif" officeooo:rsid="000945fe"/>
    </style:style>
    <style:style style:name="T8" style:family="text">
      <style:text-properties style:font-name="Liberation Serif" fo:font-style="italic" officeooo:rsid="000945fe" style:font-style-asian="italic" style:font-style-complex="italic"/>
    </style:style>
    <style:style style:name="T9" style:family="text">
      <style:text-properties style:font-name="Liberation Serif" fo:font-style="normal" style:text-underline-style="none" officeooo:rsid="000945fe" style:font-style-asian="normal" style:font-style-complex="normal"/>
    </style:style>
    <style:style style:name="T10" style:family="text">
      <style:text-properties style:font-name="Liberation Serif" fo:font-style="normal" style:text-underline-style="none" officeooo:rsid="00099619" style:font-style-asian="normal" style:font-style-complex="normal"/>
    </style:style>
    <style:style style:name="T11" style:family="text">
      <style:text-properties fo:color="#cc7832"/>
    </style:style>
    <style:style style:name="T12" style:family="text">
      <style:text-properties fo:color="#6897bb"/>
    </style:style>
    <style:style style:name="T13" style:family="text">
      <style:text-properties fo:color="#a9b7c6" style:font-name="DejaVu Sans Mono" fo:font-size="9pt"/>
    </style:style>
    <style:style style:name="T14" style:family="text">
      <style:text-properties fo:color="#a9b7c6" style:font-name="DejaVu Sans Mono" fo:font-size="9pt" officeooo:rsid="000cf546"/>
    </style:style>
    <style:style style:name="T15" style:family="text">
      <style:text-properties style:font-name="sans-serif"/>
    </style:style>
    <style:style style:name="T16" style:family="text">
      <style:text-properties style:font-name="sans-serif" fo:font-size="15pt"/>
    </style:style>
    <style:style style:name="T17" style:family="text">
      <style:text-properties style:font-name="sans-serif" fo:font-size="15pt" officeooo:rsid="000ad368"/>
    </style:style>
    <style:style style:name="T18" style:family="text">
      <style:text-properties style:font-name="sans-serif" fo:font-size="15pt" officeooo:rsid="000cf546"/>
    </style:style>
    <style:style style:name="T19" style:family="text">
      <style:text-properties style:font-name="sans-serif" fo:font-size="12pt" style:font-size-asian="10.5pt" style:font-size-complex="12pt"/>
    </style:style>
    <style:style style:name="T20" style:family="text">
      <style:text-properties style:font-name="sans-serif" fo:font-size="12pt" officeooo:rsid="000ad368" style:font-size-asian="10.5pt" style:font-size-complex="12pt"/>
    </style:style>
    <style:style style:name="T21" style:family="text">
      <style:text-properties style:font-name="sans-serif" fo:font-size="12pt" officeooo:rsid="00064a95" style:font-size-asian="10.5pt" style:font-size-complex="12pt"/>
    </style:style>
    <style:style style:name="T22" style:family="text">
      <style:text-properties officeooo:rsid="000945fe"/>
    </style:style>
    <style:style style:name="T23" style:family="text">
      <style:text-properties fo:font-style="italic" style:font-style-asian="italic" style:font-style-complex="italic"/>
    </style:style>
    <style:style style:name="T24" style:family="text">
      <style:text-properties fo:font-style="italic" officeooo:rsid="000b7793" style:font-style-asian="italic" style:font-style-complex="italic"/>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0945fe" style:font-style-asian="normal" style:font-style-complex="normal"/>
    </style:style>
    <style:style style:name="T27" style:family="text">
      <style:text-properties fo:font-style="normal" style:text-underline-style="none" officeooo:rsid="000b7793" style:font-style-asian="normal" style:font-style-complex="normal"/>
    </style:style>
    <style:style style:name="T28" style:family="text">
      <style:text-properties officeooo:rsid="00099619"/>
    </style:style>
    <style:style style:name="T29" style:family="text">
      <style:text-properties fo:font-weight="normal" style:font-weight-asian="normal" style:font-weight-complex="normal"/>
    </style:style>
    <style:style style:name="T30" style:family="text">
      <style:text-properties officeooo:rsid="000ad368"/>
    </style:style>
    <style:style style:name="T31" style:family="text">
      <style:text-properties fo:color="#6a8759"/>
    </style:style>
    <style:style style:name="T32" style:family="text">
      <style:text-properties officeooo:rsid="000b7793"/>
    </style:style>
    <style:style style:name="T33" style:family="text">
      <style:text-properties fo:color="#000000" style:font-name="Liberation Serif" fo:font-size="12pt" fo:font-style="normal" style:text-underline-style="none" style:font-size-asian="12pt" style:font-style-asian="normal" style:font-size-complex="12pt" style:font-style-complex="normal"/>
    </style:style>
    <style:style style:name="T34" style:family="text">
      <style:text-properties fo:color="#000000" style:font-name="Liberation Serif" fo:font-size="12pt" fo:font-style="normal" style:text-underline-style="none" officeooo:rsid="000b7793" style:font-size-asian="12pt" style:font-style-asian="normal" style:font-size-complex="12pt" style:font-style-complex="normal"/>
    </style:style>
    <style:style style:name="T35" style:family="text">
      <style:text-properties fo:color="#000000" style:font-name="Liberation Serif" fo:font-size="12pt" fo:font-style="italic" style:text-underline-style="none" style:font-size-asian="12pt" style:font-style-asian="italic" style:font-size-complex="12pt" style:font-style-complex="italic"/>
    </style:style>
    <style:style style:name="T36" style:family="text">
      <style:text-properties fo:color="#aa4926"/>
    </style:style>
    <style:style style:name="T37" style:family="text">
      <style:text-properties fo:color="#8888c6"/>
    </style:style>
    <style:style style:name="T38" style:family="text">
      <style:text-properties officeooo:rsid="000cf54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vo Knaeps</text:p>
      <text:p text:style-name="P1">Jitse Wierdsma</text:p>
      <text:p text:style-name="P1"/>
      <text:p text:style-name="P1"/>
      <text:p text:style-name="P1"/>
      <text:p text:style-name="P1"/>
      <text:p text:style-name="P2"/>
      <text:p text:style-name="P2"/>
      <text:p text:style-name="P2"/>
      <text:p text:style-name="P2"/>
      <text:p text:style-name="P2">PIV project 2</text:p>
      <text:p text:style-name="P2"/>
      <text:p text:style-name="P2"/>
      <text:p text:style-name="P2"/>
      <text:p text:style-name="P2"/>
      <text:p text:style-name="P2"/>
      <text:p text:style-name="P2"/>
      <text:p text:style-name="P3"/>
      <text:p text:style-name="P3"/>
      <text:p text:style-name="P3"/>
      <text:p text:style-name="P3"/>
      <text:p text:style-name="P3">Lisbon Higher Institute of Engineering (ISEL)</text:p>
      <text:p text:style-name="P3"><text:soft-page-break/></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749_4175709121" text:style-name="Index_20_Link" text:visited-style-name="Index_20_Link">1. The setup<text:tab/>3</text:a></text:p>
          <text:p text:style-name="P50"><text:a xlink:type="simple" xlink:href="#__RefHeading___Toc751_4175709121" text:style-name="Index_20_Link" text:visited-style-name="Index_20_Link">1.1 The Idea<text:tab/>3</text:a></text:p>
          <text:p text:style-name="P50"><text:a xlink:type="simple" xlink:href="#__RefHeading___Toc753_4175709121" text:style-name="Index_20_Link" text:visited-style-name="Index_20_Link">1.2 OS<text:tab/>3</text:a></text:p>
          <text:p text:style-name="P50"><text:a xlink:type="simple" xlink:href="#__RefHeading___Toc755_4175709121" text:style-name="Index_20_Link" text:visited-style-name="Index_20_Link">1.3 Github<text:tab/>4</text:a></text:p>
          <text:p text:style-name="P9"><text:a xlink:type="simple" xlink:href="#__RefHeading___Toc757_4175709121" text:style-name="Index_20_Link" text:visited-style-name="Index_20_Link">2. The code<text:tab/>4</text:a></text:p>
          <text:p text:style-name="P50"><text:a xlink:type="simple" xlink:href="#__RefHeading___Toc759_4175709121" text:style-name="Index_20_Link" text:visited-style-name="Index_20_Link">2.1 Looping over the frames<text:tab/>4</text:a></text:p>
          <text:p text:style-name="P50"><text:a xlink:type="simple" xlink:href="#__RefHeading___Toc761_4175709121" text:style-name="Index_20_Link" text:visited-style-name="Index_20_Link">2.2 Convert to grayscale<text:tab/>5</text:a></text:p>
          <text:p text:style-name="P50"><text:a xlink:type="simple" xlink:href="#__RefHeading___Toc763_4175709121" text:style-name="Index_20_Link" text:visited-style-name="Index_20_Link">2.3 detecting active pixels<text:tab/>5</text:a></text:p>
          <text:p text:style-name="P50"><text:a xlink:type="simple" xlink:href="#__RefHeading___Toc765_4175709121" text:style-name="Index_20_Link" text:visited-style-name="Index_20_Link">2.4 Threshold<text:tab/>6</text:a></text:p>
          <text:p text:style-name="P50"><text:a xlink:type="simple" xlink:href="#__RefHeading___Toc767_4175709121" text:style-name="Index_20_Link" text:visited-style-name="Index_20_Link">2.5 Application of morphological operators<text:tab/>7</text:a></text:p>
          <text:p text:style-name="P8"><text:a xlink:type="simple" xlink:href="#__RefHeading___Toc769_4175709121" text:style-name="Index_20_Link" text:visited-style-name="Index_20_Link">2.5.1 Dilate<text:tab/>7</text:a></text:p>
          <text:p text:style-name="P8"><text:a xlink:type="simple" xlink:href="#__RefHeading___Toc771_4175709121" text:style-name="Index_20_Link" text:visited-style-name="Index_20_Link">2.5.3 MORH_OPEN<text:tab/>7</text:a></text:p>
          <text:p text:style-name="P9"><text:a xlink:type="simple" xlink:href="#__RefHeading___Toc773_4175709121" text:style-name="Index_20_Link" text:visited-style-name="Index_20_Link">2.6 Detection of active regions<text:tab/>7</text:a></text:p>
          <text:p text:style-name="P50"><text:a xlink:type="simple" xlink:href="#__RefHeading___Toc775_4175709121" text:style-name="Index_20_Link" text:visited-style-name="Index_20_Link">2.7 Classification of the detected regions<text:tab/>8</text:a></text:p>
          <text:p text:style-name="P8"><text:a xlink:type="simple" xlink:href="#__RefHeading___Toc777_4175709121" text:style-name="Index_20_Link" text:visited-style-name="Index_20_Link">2.7.1 creating cascade objects<text:tab/>9</text:a></text:p>
          <text:p text:style-name="P8"><text:a xlink:type="simple" xlink:href="#__RefHeading___Toc779_4175709121" text:style-name="Index_20_Link" text:visited-style-name="Index_20_Link">2.7.2 passing the regions to the classifiers<text:tab/>9</text:a></text:p>
          <text:p text:style-name="P8"><text:a xlink:type="simple" xlink:href="#__RefHeading___Toc781_4175709121" text:style-name="Index_20_Link" text:visited-style-name="Index_20_Link">2.7.3 drawing rectangles around the classifications<text:tab/>9</text:a></text:p>
          <text:p text:style-name="P50"><text:a xlink:type="simple" xlink:href="#__RefHeading___Toc783_4175709121" text:style-name="Index_20_Link" text:visited-style-name="Index_20_Link">2.8 Writing the frames to an output object<text:tab/>10</text:a></text:p>
          <text:p text:style-name="P9"><text:a xlink:type="simple" xlink:href="#__RefHeading___Toc785_4175709121" text:style-name="Index_20_Link" text:visited-style-name="Index_20_Link">3. Conclusion<text:tab/>11</text:a></text:p>
          <text:p text:style-name="P50"><text:a xlink:type="simple" xlink:href="#__RefHeading___Toc787_4175709121" text:style-name="Index_20_Link" text:visited-style-name="Index_20_Link">3.1 How can we solve this in the future ?<text:tab/>11</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itle"><text:soft-page-break/>Motion Detection for Object Tracking</text:p>
      <text:p text:style-name="P4"/>
      <text:h text:style-name="Heading_20_1" text:outline-level="1"><text:bookmark-start text:name="__RefHeading___Toc749_4175709121"/>1. <text:span text:style-name="T1">The setup</text:span><text:bookmark-end text:name="__RefHeading___Toc749_4175709121"/></text:h>
      <text:p text:style-name="P5"/>
      <text:h text:style-name="Heading_20_2" text:outline-level="2"><text:bookmark-start text:name="__RefHeading___Toc751_4175709121"/>1.1 The Idea<text:bookmark-end text:name="__RefHeading___Toc751_4175709121"/></text:h>
      <text:p text:style-name="P6"/>
      <text:p text:style-name="Text_20_body">For our project we chose Pycharm to write the program in. Pycharm provides easy GUI usage and library support with autocompletion. The verion of pycharm is professional 2019.2.4. For the interpreter we use 3.6.</text:p>
      <text:h text:style-name="Heading_20_2" text:outline-level="2"><text:bookmark-start text:name="__RefHeading___Toc753_4175709121"/>1.2 OS<text:bookmark-end text:name="__RefHeading___Toc753_4175709121"/></text:h>
      <text:p text:style-name="P7"/>
      <text:p text:style-name="Text_20_body">The OS for this project is Linux Ubuntu 18.04. It pairs nice with all the libraries used in this project and is easy to use for importing/installing libraries on the native interpreter in case the .py file wants to be run in the command line.</text:p>
      <text:h text:style-name="P51" text:outline-level="2"><text:bookmark-start text:name="__RefHeading___Toc755_4175709121"/>1.3 Github<text:bookmark-end text:name="__RefHeading___Toc755_4175709121"/></text:h>
      <text:p text:style-name="P12"/>
      <text:p text:style-name="P11">This project will be pushed and made public on a github <text:a xlink:type="simple" xlink:href="https://github.com/bavokn/PIV_project" text:style-name="Internet_20_link" text:visited-style-name="Visited_20_Internet_20_Link">repo</text:a> </text:p>
      <text:p text:style-name="P11">(<text:a xlink:type="simple" xlink:href="https://github.com/bavokn/PIV_project" text:style-name="Internet_20_link" text:visited-style-name="Visited_20_Internet_20_Link">https://github.com/bavokn/PIV_project</text:a>) </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57_4175709121"/><text:soft-page-break/>2. <text:span text:style-name="T1">The code</text:span><text:bookmark-end text:name="__RefHeading___Toc757_4175709121"/></text:h>
      <text:p text:style-name="Text_20_body"/>
      <text:h text:style-name="P52" text:outline-level="2"><text:bookmark-start text:name="__RefHeading___Toc759_4175709121"/>2.1 Looping over the frames<text:bookmark-end text:name="__RefHeading___Toc759_4175709121"/></text:h>
      <text:p text:style-name="P13">To loop over a video we first need to parse the path of the video into a openCV.VideoCapure object. This is achieved by using the function VideoCapture(string path) :</text:p>
      <text:p text:style-name="P33">cap = cv2.VideoCapture(inVideo)</text:p>
      <text:p text:style-name="P33"/>
      <text:p text:style-name="P13">When we have this object we can apply methods on it. When cap.read() is called it returns 2 values : <text:span text:style-name="T22">boolean if there is a next frame and the next frame. </text:span></text:p>
      <text:p text:style-name="P33">ret<text:span text:style-name="T11">, </text:span>previous_frame = cap.read()</text:p>
      <text:p text:style-name="Text_20_body"/>
      <text:p text:style-name="P15">this “ <text:span text:style-name="T23">ret </text:span>” object is used to create a loop where we can check if there is a next frame and in this loop we can do things with the frames.</text:p>
      <text:p text:style-name="P15"/>
      <text:p text:style-name="P15">First we need to open the cap object : </text:p>
      <text:p text:style-name="P34"><text:span text:style-name="T11">while </text:span>cap.isOpened():</text:p>
      <text:p text:style-name="P34"/>
      <text:p text:style-name="P15">after we can call the read function and check if there is a next frame, if not : break out of the loop</text:p>
      <text:p text:style-name="P34">ret<text:span text:style-name="T11">, </text:span>frame = cap.read()</text:p>
      <text:p text:style-name="P34"><text:span text:style-name="T11">if not </text:span>ret:</text:p>
      <text:p text:style-name="P45">break*</text:p>
      <text:p text:style-name="P45"/>
      <text:p text:style-name="P15">(*indeces may vary because of formatting in this file)</text:p>
      <text:p text:style-name="P15"/>
      <text:h text:style-name="Heading_20_2" text:outline-level="2"><text:bookmark-start text:name="__RefHeading___Toc761_4175709121"/>2.2 <text:span text:style-name="T22">Convert to grayscale</text:span><text:bookmark-end text:name="__RefHeading___Toc761_4175709121"/></text:h>
      <text:p text:style-name="P14"/>
      <text:p text:style-name="P17"><text:span text:style-name="T22">Converting the frame to grayscale is one of the (if not most) important operations we need to apply to the frame. If we want to call “</text:span><text:span text:style-name="Source_20_Text"><text:span text:style-name="T3">detectMultiScale</text:span></text:span><text:span text:style-name="Source_20_Text"><text:span text:style-name="T4">()</text:span></text:span><text:span text:style-name="Source_20_Text"><text:span text:style-name="T22">” </text:span></text:span><text:span text:style-name="Source_20_Text"><text:span text:style-name="T7">on later “</text:span></text:span><text:span text:style-name="Source_20_Text"><text:span text:style-name="T8">CascadeClassifier” </text:span></text:span><text:span text:style-name="Source_20_Text"><text:span text:style-name="T9">we need to pass a <text:s/>CV_8U image. A normal frame contains 3 channels, which will throw an error when the method is called.</text:span></text:span><text:span text:style-name="Source_20_Text"><text:span text:style-name="T26"> </text:span></text:span><text:span text:style-name="Source_20_Text"><text:span text:style-name="T9">That is one of the reasons we convert it to a grayscale , this converts a CV_8U3 (3 channels) image to a CV_8U (1 channel ) image. </text:span></text:span><text:span text:style-name="Source_20_Text"><text:span text:style-name="T10">But if you do not do this before passing it to the </text:span></text:span><text:span text:style-name="Source_20_Text"><text:span text:style-name="T9"><text:s/>“</text:span></text:span><text:span text:style-name="Source_20_Text"><text:span text:style-name="T5">detectMultiScale</text:span></text:span><text:span text:style-name="Source_20_Text"><text:span text:style-name="T6">()</text:span></text:span><text:span text:style-name="Source_20_Text"><text:span text:style-name="T26">” </text:span></text:span><text:span text:style-name="Source_20_Text"><text:span text:style-name="T10">OpenCV will do it for you. On the other hand all the other operators do not do it for you.</text:span></text:span></text:p>
      <text:p text:style-name="P15"/>
      <text:p text:style-name="P15"/>
      <text:h text:style-name="P51" text:outline-level="2"><text:bookmark-start text:name="__RefHeading___Toc763_4175709121"/><text:soft-page-break/>2.<text:span text:style-name="T22">3</text:span> detecting active <text:span text:style-name="T28">pixels</text:span><text:bookmark-end text:name="__RefHeading___Toc763_4175709121"/></text:h>
      <text:p text:style-name="P12"><text:span text:style-name="T1">Open cv provides a function to detect the diffrence between 2 different frames , </text:span><text:span text:style-name="Source_20_Text"><text:span text:style-name="T2">absdiff</text:span></text:span>(InputArray <text:span text:style-name="Strong_20_Emphasis">src1</text:span>, InputArray <text:span text:style-name="Strong_20_Emphasis">src2</text:span>, OutputArray <text:span text:style-name="Strong_20_Emphasis">dst</text:span>)<text:span text:style-name="T1"> (</text:span><text:a xlink:type="simple" xlink:href="https://docs.opencv.org/2.4/modules/core/doc/operations_on_arrays.html" text:style-name="Internet_20_link" text:visited-style-name="Visited_20_Internet_20_Link"><text:span text:style-name="T1">docs</text:span></text:a><text:span text:style-name="T1">).</text:span></text:p>
      <text:p text:style-name="P12"/>
      <text:p text:style-name="P12">“The function <text:span text:style-name="Source_20_Text">absdiff</text:span> calculates:</text:p>
      <text:list xml:id="list2285846619" text:style-name="L1">
        <text:list-item>
          <text:p text:style-name="P30">Absolute difference between two arrays when they have the same size and type:</text:p>
          <text:p text:style-name="P10"><draw:frame draw:style-name="fr1" draw:name="Image1" text:anchor-type="as-char" svg:width="3.2189in" svg:height="0.198in" draw:z-index="0"><draw:image xlink:href="Pictures/100002010000013500000013272E56963B9A6812.png" xlink:type="simple" xlink:show="embed" xlink:actuate="onLoad" loext:mime-type="image/png"/><svg:title>\texttt{dst}(I) =  \texttt{saturate} (| \texttt{src1}(I) -  \texttt{src2}(I)|)</svg:title></draw:frame></text:p>
        </text:list-item>
        <text:list-item>
          <text:p text:style-name="P30">Absolute difference between an array and a scalar when the second array is constructed from <text:span text:style-name="Source_20_Text">Scalar</text:span> or has as many elements as the number of channels in <text:span text:style-name="Source_20_Text">src1</text:span>:</text:p>
          <text:p text:style-name="P10"><draw:frame draw:style-name="fr1" draw:name="Image2" text:anchor-type="as-char" svg:width="3in" svg:height="0.198in" draw:z-index="1"><draw:image xlink:href="Pictures/100002010000012000000013FEC7FB42558F25D8.png" xlink:type="simple" xlink:show="embed" xlink:actuate="onLoad" loext:mime-type="image/png"/><svg:title>\texttt{dst}(I) =  \texttt{saturate} (| \texttt{src1}(I) -  \texttt{src2} |)</svg:title></draw:frame></text:p>
        </text:list-item>
        <text:list-item>
          <text:p text:style-name="P30">Absolute difference between a scalar and an array when the first array is constructed from <text:span text:style-name="Source_20_Text">Scalar</text:span> or has as many elements as the number of channels in <text:span text:style-name="Source_20_Text">src2</text:span>:</text:p>
          <text:p text:style-name="P10"><draw:frame draw:style-name="fr1" draw:name="Image3" text:anchor-type="as-char" svg:width="2.9898in" svg:height="0.198in" draw:z-index="2"><draw:image xlink:href="Pictures/100002010000011F000000135D5DDFBF6312A4D9.png" xlink:type="simple" xlink:show="embed" xlink:actuate="onLoad" loext:mime-type="image/png"/><svg:title>\texttt{dst}(I) =  \texttt{saturate} (| \texttt{src1} -  \texttt{src2}(I) |)</svg:title></draw:frame></text:p>
          <text:p text:style-name="P10">where <text:span text:style-name="Source_20_Text">I</text:span> is a multi-dimensional index of array elements. In case of multi-channel arrays, each channel is processed independently.”</text:p>
        </text:list-item>
      </text:list>
      <text:p text:style-name="P11">[official documentation Opencv : <text:a xlink:type="simple" xlink:href="https://docs.opencv.org/2.4/modules/core/doc/operations_on_arrays.html" text:style-name="Internet_20_link" text:visited-style-name="Visited_20_Internet_20_Link">https://docs.opencv.org/2.4/modules/core/doc/operations_on_arrays.html</text:a>]</text:p>
      <text:p text:style-name="P11"/>
      <text:p text:style-name="P11">this function returns an array of the absolute difference between the two frames. We then apply a threshold to this array to filter out to binarize this array. </text:p>
      <text:p text:style-name="P11"/>
      <text:p text:style-name="P11"/>
      <text:p text:style-name="P11"/>
      <text:p text:style-name="P11"/>
      <text:p text:style-name="P11"/>
      <text:p text:style-name="P11"/>
      <text:p text:style-name="P11"/>
      <text:p text:style-name="P11"/>
      <text:p text:style-name="P11"/>
      <text:h text:style-name="P51" text:outline-level="2"><text:bookmark-start text:name="__RefHeading___Toc765_4175709121"/><text:soft-page-break/>2.<text:span text:style-name="T22">4</text:span> Threshold<text:bookmark-end text:name="__RefHeading___Toc765_4175709121"/></text:h>
      <text:p text:style-name="P12"><text:span text:style-name="T1">“</text:span>. For every pixel, the same threshold value is applied. If the pixel value is smaller than the threshold, it is set to 0, otherwise it is set to a maximum value” </text:p>
      <text:p text:style-name="P12"><text:span text:style-name="T1">[official documentation Opencv : </text:span><text:a xlink:type="simple" xlink:href="https://docs.opencv.org/master/d7/d4d/tutorial_py_thresholding.html" text:style-name="Internet_20_link" text:visited-style-name="Visited_20_Internet_20_Link"><text:span text:style-name="T1">https://docs.opencv.org/master/d7/d4d/tutorial_py_thresholding.html</text:span></text:a><text:span text:style-name="T1">]</text:span></text:p>
      <text:p text:style-name="P12"/>
      <text:p text:style-name="P11">in out code we <text:span text:style-name="T28">implement</text:span> as shown : </text:p>
      <text:p text:style-name="P31">th<text:span text:style-name="T11">, </text:span>dframe = cv2.threshold(dframe<text:span text:style-name="T11">, </text:span><text:span text:style-name="T12">35</text:span><text:span text:style-name="T11">, </text:span><text:span text:style-name="T12">255</text:span><text:span text:style-name="T11">, </text:span>cv2.THRESH_BINARY)</text:p>
      <text:p text:style-name="P31"/>
      <text:p text:style-name="P11">This means that every every pixel smaller than 35 will be set to 0 and every other pixel will be set to 255 (white). This is done so that later the classifier can easier process these values and be more precise when making classifying an object.</text:p>
      <text:p text:style-name="P32"/>
      <text:p text:style-name="P11"/>
      <text:p text:style-name="P12"/>
      <text:h text:style-name="Heading_20_2" text:outline-level="2"><text:bookmark-start text:name="__RefHeading___Toc767_4175709121"/><text:span text:style-name="T22">2.5</text:span> <text:span text:style-name="T16">Application of morphological operators</text:span><text:bookmark-end text:name="__RefHeading___Toc767_4175709121"/></text:h>
      <text:h text:style-name="Heading_20_3" text:outline-level="3"><text:bookmark-start text:name="__RefHeading___Toc769_4175709121"/><text:span text:style-name="T22">2.5.1</text:span> Dilate<text:bookmark-end text:name="__RefHeading___Toc769_4175709121"/></text:h>
      <text:p text:style-name="P16"><text:span text:style-name="T22">“</text:span>This operations consists of convoluting an image <draw:frame draw:style-name="fr1" draw:name="Image4" text:anchor-type="as-char" svg:width="0.1457in" svg:height="0.1354in" draw:z-index="3"><draw:image xlink:href="Pictures/100002010000000E0000000DC606850B21A5F5C9.png" xlink:type="simple" xlink:show="embed" xlink:actuate="onLoad" loext:mime-type="image/png"/><svg:title>A</svg:title></draw:frame><text:s/>with some kernel (<draw:frame draw:style-name="fr1" draw:name="Image5" text:anchor-type="as-char" svg:width="0.1146in" svg:height="0.1354in" draw:z-index="4"><draw:image xlink:href="Pictures/100002010000000B0000000D8BFA37A7A07CDB6F.png" xlink:type="simple" xlink:show="embed" xlink:actuate="onLoad" loext:mime-type="image/png"/><svg:title>B</svg:title></draw:frame>), which can have any shape or size, usually a square or circle.”</text:p>
      <text:p text:style-name="P16"><text:span text:style-name="T1">[official documentation Opencv : </text:span><text:a xlink:type="simple" xlink:href="https://docs.opencv.org/2.4/doc/tutorials/imgproc/erosion_dilatation/erosion_dilatation.html" text:style-name="Internet_20_link" text:visited-style-name="Visited_20_Internet_20_Link"><text:span text:style-name="T1">https://docs.opencv.org/2.4/doc/tutorials/imgproc/erosion_dilatation/erosion_dilatation.html</text:span></text:a><text:span text:style-name="T1">]</text:span></text:p>
      <text:p text:style-name="P16"/>
      <text:p text:style-name="P16"><text:span text:style-name="T22">This is the first operation we apply to the frame after grayscaling. Dilating the grayscale will return regions of interested bigger.</text:span></text:p>
      <text:h text:style-name="Heading_20_3" text:outline-level="3"><text:bookmark-start text:name="__RefHeading___Toc771_4175709121"/><text:span text:style-name="T22">2.5.3</text:span> MORH_OPEN<text:bookmark-end text:name="__RefHeading___Toc771_4175709121"/></text:h>
      <text:p text:style-name="Text_20_body">Opening is just another name of <text:span text:style-name="T29">erosion followed by dilation</text:span>. It is useful in removing noise, as we explained above. Here we use the function : </text:p>
      <text:p text:style-name="P35">opening = cv2.morphologyEx(dilated<text:span text:style-name="T11">, </text:span>cv2.MORPH_OPEN<text:span text:style-name="T11">, </text:span>kernel)</text:p>
      <text:p text:style-name="P35"/>
      <text:p text:style-name="P18">We first dilated the frame because if we didn’t the pixels were too weak, because of that the opening <text:s/>first eroded also the regions of interest. This concluded in the image not being classified at all (because there were no regions to be classifier because of the erosion). After the internal erosion of the opening it’s followed by a dilation of the frame, which will again enhance the regions of interest.</text:p>
      <text:h text:style-name="Heading_20_1" text:outline-level="1"><text:bookmark-start text:name="__RefHeading___Toc773_4175709121"/><text:soft-page-break/><text:span text:style-name="T28">2.6</text:span> <text:span text:style-name="T16">Detection of active regions</text:span><text:bookmark-end text:name="__RefHeading___Toc773_4175709121"/></text:h>
      <text:p text:style-name="P18"/>
      <text:p text:style-name="P18">To optimize the classification we don’t want to pass the entire image to the classifier. If we did that the classifier would try and classify every highlighted pixel still remaining after the morphological operations. We first search for all the regions on the frame by looking for contours </text:p>
      <text:p text:style-name="P37">(cnts<text:span text:style-name="T11">, </text:span>_) = cv2.findContours(opening<text:span text:style-name="T11">, </text:span>cv2.RETR_EXTERNAL<text:span text:style-name="T11">, </text:span>cv2.CHAIN_APPROX_SIMPLE)</text:p>
      <text:p text:style-name="Text_20_body"/>
      <text:p text:style-name="P18">this will returns an array will all the countours in the image. We don’t want all the contours so we filter out the small parts with a simple check, if the check fails we don’t classify at all :</text:p>
      <text:p text:style-name="P37"><text:span text:style-name="T11">for </text:span>contour <text:span text:style-name="T11">in </text:span>cnts:</text:p>
      <text:p text:style-name="P37"><text:span text:style-name="T11">if </text:span>cv2.contourArea(contour) &lt; <text:span text:style-name="T12">100</text:span>:</text:p>
      <text:p text:style-name="P46">continue</text:p>
      <text:p text:style-name="P19">after these small steps we achieve the regions we want to classify</text:p>
      <text:p text:style-name="P19"/>
      <text:h text:style-name="Heading_20_2" text:outline-level="2"><text:span text:style-name="T17"/></text:h>
      <text:p text:style-name="Text_20_body"><text:span text:style-name="T17"/></text:p>
      <text:p text:style-name="Text_20_body"><text:span text:style-name="T17"/></text:p>
      <text:p text:style-name="Text_20_body"><text:span text:style-name="T17"/></text:p>
      <text:h text:style-name="Heading_20_2" text:outline-level="2"><text:span text:style-name="T17"/></text:h>
      <text:h text:style-name="Heading_20_2" text:outline-level="2"><text:span text:style-name="T17"/></text:h>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p text:style-name="Text_20_body"><text:span text:style-name="T17"/></text:p>
      <text:h text:style-name="Heading_20_2" text:outline-level="2"><text:span text:style-name="T17"/></text:h>
      <text:p text:style-name="Text_20_body"><text:span text:style-name="T17"/></text:p>
      <text:h text:style-name="Heading_20_2" text:outline-level="2"><text:bookmark-start text:name="__RefHeading___Toc775_4175709121"/><text:soft-page-break/><text:span text:style-name="T17">2.</text:span><text:span text:style-name="T18">7</text:span><text:span text:style-name="T17"> </text:span><text:span text:style-name="T16">Classification of the detected regions</text:span><text:bookmark-end text:name="__RefHeading___Toc775_4175709121"/></text:h>
      <text:p text:style-name="Text_20_body"><text:span text:style-name="T16"/></text:p>
      <text:p text:style-name="P20"><text:span text:style-name="T20">Classification of detected regions is done by the help of </text:span><text:span text:style-name="T15">Cascade Classification</text:span><text:span text:style-name="T20">.</text:span></text:p>
      <text:p text:style-name="P20"><text:span text:style-name="T20">“First, a classifier (namely a </text:span><text:span text:style-name="Emphasis"><text:span text:style-name="T20">cascade of boosted classifiers working with haar-like features</text:span></text:span><text:span text:style-name="T20">) is trained with a few hundred sample views of a particular object (i.e., a face or a car), called positive examples, that are scaled to the same size (say, 20x20), and negative examples - arbitrary images of the same size.”</text:span></text:p>
      <text:p text:style-name="P20"><text:span text:style-name="T21">[official documentation Opencv : </text:span><text:a xlink:type="simple" xlink:href="https://docs.opencv.org/2.4/modules/objdetect/doc/cascade_classification.html" text:style-name="Internet_20_link" text:visited-style-name="Visited_20_Internet_20_Link"><text:span text:style-name="T21">https://docs.opencv.org/2.4/modules/objdetect/doc/cascade_classification.html</text:span></text:a><text:span text:style-name="T21">]</text:span></text:p>
      <text:p text:style-name="P19"><text:span text:style-name="T19">Unfortunately we did not have a train set to train our own classifier so we reverted to .XML files already on the internet and we used those to classify our object. This will later play a big part in partially optimized classification causing jittering and false positive results.</text:span></text:p>
      <text:p text:style-name="P19"><text:span text:style-name="T19"/></text:p>
      <text:h text:style-name="Heading_20_3" text:outline-level="3"><text:bookmark-start text:name="__RefHeading___Toc777_4175709121"/>2.<text:span text:style-name="T38">7</text:span>.1 <text:span text:style-name="T30">creating cascade objects</text:span><text:bookmark-end text:name="__RefHeading___Toc777_4175709121"/></text:h>
      <text:p text:style-name="P19">To create a cascade classifier we first need a .XML file (results of a trained classifier). We import this file from the files folder and assign it to a variable</text:p>
      <text:p text:style-name="P38">cascade_src_cars = <text:span text:style-name="T31">'../files/cars.xml'</text:span></text:p>
      <text:p text:style-name="P19"/>
      <text:p text:style-name="P19">so then we can create a cascade classifier using this .XML file </text:p>
      <text:p text:style-name="P38">car_cascade = cv2.CascadeClassifier(cascade_src_cars)</text:p>
      <text:p text:style-name="P38"/>
      <text:p text:style-name="P19">The same for people cascade classifier : </text:p>
      <text:p text:style-name="P38">cascade_src_people = <text:span text:style-name="T31">'../files/people.xml'</text:span></text:p>
      <text:p text:style-name="P38"><text:span text:style-name="T31">people_cascade = cv2.CascadeClassifier(cascade_src_people)</text:span></text:p>
      <text:p text:style-name="P38"><text:span text:style-name="T31"/></text:p>
      <text:p text:style-name="P20"><text:span text:style-name="T30">For people classification openCV provide a builtin classifier, we did not have much success with this classifier but we assigned it in the beginning of the file in case we find later usage for it :</text:span></text:p>
      <text:p text:style-name="P21"><text:tab/><text:span text:style-name="T13">hog = cv2.HOGDescriptor()</text:span></text:p>
      <text:p text:style-name="P36">hog.setSVMDetector(cv2.HOGDescriptor_getDefaultPeopleDetector())</text:p>
      <text:p text:style-name="P36"/>
      <text:h text:style-name="Heading_20_3" text:outline-level="3"/>
      <text:p text:style-name="Text_20_body"/>
      <text:h text:style-name="Heading_20_3" text:outline-level="3"/>
      <text:p text:style-name="Text_20_body"/>
      <text:h text:style-name="Heading_20_3" text:outline-level="3"><text:bookmark-start text:name="__RefHeading___Toc779_4175709121"/><text:soft-page-break/>2.<text:span text:style-name="T38">7</text:span>.2 passing the regions to the classifiers<text:bookmark-end text:name="__RefHeading___Toc779_4175709121"/></text:h>
      <text:p text:style-name="P22">To get a more accurate classification we take the interested region and take a bit extra to make sure that the classifier has the entire region. </text:p>
      <text:p text:style-name="P39">(x<text:span text:style-name="T11">, </text:span>y<text:span text:style-name="T11">, </text:span>w<text:span text:style-name="T11">, </text:span>h) = cv2.boundingRect(contour)</text:p>
      <text:p text:style-name="P39"/>
      <text:p text:style-name="P39">offset = <text:span text:style-name="T12">30</text:span></text:p>
      <text:p text:style-name="P39"><text:span text:style-name="T11">if </text:span>x &lt; offset:</text:p>
      <text:p text:style-name="P39">x = offset</text:p>
      <text:p text:style-name="P39"><text:span text:style-name="T11">if </text:span>y &lt; offset:</text:p>
      <text:p text:style-name="P39">y = offset</text:p>
      <text:p text:style-name="P22"/>
      <text:p text:style-name="P39">selection = current_frame_gray[y - offset:y + h + offset<text:span text:style-name="T11">, </text:span>x - offset:x + w + offset]</text:p>
      <text:p text:style-name="P39"/>
      <text:p text:style-name="P22">now we can pass this selection into the classifiers</text:p>
      <text:p text:style-name="P22"/>
      <text:p text:style-name="P40">cars = car_cascade.detectMultiScale(selection<text:span text:style-name="T11">, </text:span><text:span text:style-name="T12">1.1</text:span><text:span text:style-name="T11">, </text:span><text:span text:style-name="T12">1</text:span>)</text:p>
      <text:p text:style-name="P40"/>
      <text:p text:style-name="P40">people = people_cascade.detectMultiScale(selection<text:span text:style-name="T11">, </text:span><text:span text:style-name="T12">1.1</text:span><text:span text:style-name="T11">, </text:span><text:span text:style-name="T12">1</text:span>)</text:p>
      <text:p text:style-name="P40"/>
      <text:h text:style-name="Heading_20_3" text:outline-level="3"><text:bookmark-start text:name="__RefHeading___Toc781_4175709121"/>2.<text:span text:style-name="T38">7</text:span>.3 drawing rectangles around the classifications <text:bookmark-end text:name="__RefHeading___Toc781_4175709121"/></text:h>
      <text:p text:style-name="Text_20_body"/>
      <text:p text:style-name="P22">In the object cars , people there are now datapoints where the classifier classified the regions as cars or people. Because of the partially optimized classification these classifications are not 100% accurate and it may occur that the classifier classifies regions overlapping each other. This would interfere with drawing the rectangles in the frame and would not look good. </text:p>
      <text:p text:style-name="P23"><text:span text:style-name="T32">We can solve this by using the function “</text:span><text:span text:style-name="T24">non_max_supression()” </text:span><text:span text:style-name="T27"><text:s/>from the library “</text:span><text:span text:style-name="T35">imutils.object_detection</text:span><text:span text:style-name="T33">”.</text:span></text:p>
      <text:p text:style-name="P25"><text:span text:style-name="T34">We overwrite the overlapping datapoints as such :</text:span></text:p>
      <text:p text:style-name="P41">rects_cars = np.array([[x<text:span text:style-name="T11">, </text:span>y<text:span text:style-name="T11">, </text:span>x + w<text:span text:style-name="T11">, </text:span>y + h] <text:span text:style-name="T11">for </text:span>(x<text:span text:style-name="T11">, </text:span>y<text:span text:style-name="T11">, </text:span>w<text:span text:style-name="T11">, </text:span>h) <text:span text:style-name="T11">in </text:span>cars])</text:p>
      <text:p text:style-name="P41">rects_people = np.array([[x<text:span text:style-name="T11">, </text:span>y<text:span text:style-name="T11">, </text:span>x + w<text:span text:style-name="T11">, </text:span>y + h] <text:span text:style-name="T11">for </text:span>(x<text:span text:style-name="T11">, </text:span>y<text:span text:style-name="T11">, </text:span>w<text:span text:style-name="T11">, </text:span>h) <text:span text:style-name="T11">in </text:span>people])</text:p>
      <text:p text:style-name="P41"/>
      <text:p text:style-name="P41">pick_cars = non_max_suppression(rects_cars<text:span text:style-name="T11">, </text:span><text:span text:style-name="T36">probs</text:span>=<text:span text:style-name="T11">None, </text:span><text:span text:style-name="T36">overlapThresh</text:span>=<text:span text:style-name="T12">0.95</text:span>)</text:p>
      <text:p text:style-name="P41">pick_people = non_max_suppression(rects_people<text:span text:style-name="T11">, </text:span><text:span text:style-name="T36">probs</text:span>=<text:span text:style-name="T11">None, </text:span><text:span text:style-name="T36">overlapThresh</text:span>=<text:span text:style-name="T12">0.95</text:span>)</text:p>
      <text:p text:style-name="P41"/>
      <text:p text:style-name="P26"><text:span text:style-name="T33">Now we can draw the overwritten rectangles on the frame </text:span></text:p>
      <text:p text:style-name="P48"/>
      <text:p text:style-name="P41"><text:span text:style-name="T11">for </text:span>i <text:span text:style-name="T11">in </text:span><text:span text:style-name="T37">range</text:span>(<text:span text:style-name="T37">len</text:span>(pick_cars)):</text:p>
      <text:p text:style-name="P41"><text:tab/>cv2.rectangle(frame<text:span text:style-name="T11">, </text:span>(x<text:span text:style-name="T11">, </text:span>y)<text:span text:style-name="T11">, </text:span>(x + w<text:span text:style-name="T11">, </text:span>y + h)<text:span text:style-name="T11">, </text:span>(<text:span text:style-name="T12">255</text:span><text:span text:style-name="T11">, </text:span><text:span text:style-name="T12">0</text:span><text:span text:style-name="T11">, </text:span><text:span text:style-name="T12">0</text:span>)<text:span text:style-name="T11">, </text:span><text:span text:style-name="T12">2</text:span>)</text:p>
      <text:p text:style-name="P41"><text:tab/>cv2.putText(frame<text:span text:style-name="T11">, </text:span><text:span text:style-name="T31">"C" </text:span>+ <text:span text:style-name="T37">str</text:span>(i+<text:span text:style-name="T12">1</text:span>)<text:span text:style-name="T11">, </text:span>(x<text:span text:style-name="T11">, </text:span>y)<text:span text:style-name="T11">, </text:span>cv2.FONT_HERSHEY_COMPLEX<text:span text:style-name="T11">, </text:span><text:span text:style-name="T12">0.5</text:span><text:span text:style-name="T11">, </text:span>(<text:span text:style-name="T12">255</text:span><text:span text:style-name="T11">, </text:span><text:span text:style-name="T12">0</text:span><text:span text:style-name="T11">, </text:span><text:span text:style-name="T12">0</text:span>))</text:p>
      <text:p text:style-name="P24"/>
      <text:p text:style-name="P41"><text:span text:style-name="T11">for </text:span>i <text:span text:style-name="T11">in </text:span><text:span text:style-name="T37">range</text:span>(<text:span text:style-name="T37">len</text:span>(pick_people)):</text:p>
      <text:p text:style-name="P41"><text:tab/>cv2.rectangle(frame<text:span text:style-name="T11">, </text:span>(x<text:span text:style-name="T11">, </text:span>y)<text:span text:style-name="T11">, </text:span>(x + w<text:span text:style-name="T11">, </text:span>y + h)<text:span text:style-name="T11">, </text:span>(<text:span text:style-name="T12">0</text:span><text:span text:style-name="T11">, </text:span><text:span text:style-name="T12">255</text:span><text:span text:style-name="T11">, </text:span><text:span text:style-name="T12">0</text:span>)<text:span text:style-name="T11">, </text:span><text:span text:style-name="T12">2</text:span>)</text:p>
      <text:p text:style-name="P41"><text:tab/>cv2.putText(frame<text:span text:style-name="T11">, </text:span><text:span text:style-name="T31">"P" </text:span>+ <text:span text:style-name="T37">str</text:span>(i+<text:span text:style-name="T12">1</text:span>)<text:span text:style-name="T11">, </text:span>(x<text:span text:style-name="T11">, </text:span>y)<text:span text:style-name="T11">, </text:span>cv2.FONT_HERSHEY_COMPLEX<text:span text:style-name="T11">, </text:span><text:span text:style-name="T12">0.5</text:span><text:span text:style-name="T11">, </text:span>(<text:span text:style-name="T12">0</text:span><text:span text:style-name="T11">, </text:span><text:span text:style-name="T12">255</text:span><text:span text:style-name="T11">, </text:span><text:span text:style-name="T12">0</text:span>))</text:p>
      <text:p text:style-name="P24"/>
      <text:p text:style-name="P47"/>
      <text:p text:style-name="P47"/>
      <text:h text:style-name="Heading_20_2" text:outline-level="2"><text:bookmark-start text:name="__RefHeading___Toc783_4175709121"/><text:soft-page-break/>2.<text:span text:style-name="T38">8</text:span> Writing the frames to an output object <text:bookmark-end text:name="__RefHeading___Toc783_4175709121"/></text:h>
      <text:p text:style-name="Text_20_body"/>
      <text:p text:style-name="P29">To write the new frames with the classified object to a new video file we need videoWriter , provided by openCv. We create the writer in the beginning of the function </text:p>
      <text:p text:style-name="P42">frame_width = <text:span text:style-name="T37">int</text:span>(cap.get(<text:span text:style-name="T12">3</text:span>))</text:p>
      <text:p text:style-name="P42">frame_height = <text:span text:style-name="T37">int</text:span>(cap.get(<text:span text:style-name="T12">4</text:span>))</text:p>
      <text:p text:style-name="P42">fourcc = cv2.VideoWriter_fourcc(*<text:span text:style-name="T31">'XVID'</text:span>)</text:p>
      <text:p text:style-name="P49"/>
      <text:p text:style-name="P42">out = cv2.VideoWriter(<text:span text:style-name="T31">'../output/output.avi'</text:span><text:span text:style-name="T11">, </text:span>fourcc<text:span text:style-name="T11">, </text:span><text:span text:style-name="T12">20.0</text:span><text:span text:style-name="T11">, </text:span>(frame_width<text:span text:style-name="T11">, </text:span>frame_height))</text:p>
      <text:p text:style-name="P29"/>
      <text:p text:style-name="P29">it’s important that the dimensions of the writer are the same dimensions of the in video file.</text:p>
      <text:p text:style-name="P29">Inside the loop we can (after drawing the rectangles) simply write each frame to the output.avi object</text:p>
      <text:p text:style-name="P43"><text:span text:style-name="T14">out.write(frame)</text:span></text:p>
      <text:p text:style-name="P27"/>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
      <text:p text:style-name="P28"/>
      <text:p text:style-name="P28"/>
      <text:p text:style-name="P28"/>
      <text:p text:style-name="P28"/>
      <text:p text:style-name="Text_20_body"/>
      <text:p text:style-name="Text_20_body"/>
      <text:h text:style-name="Heading_20_1" text:outline-level="1"><text:bookmark-start text:name="__RefHeading___Toc785_4175709121"/><text:soft-page-break/><text:span text:style-name="T38">3.</text:span> Conclusion<text:bookmark-end text:name="__RefHeading___Toc785_4175709121"/></text:h>
      <text:p text:style-name="Text_20_body"/>
      <text:p text:style-name="P29">At the end of this project we can conclude that the classifier is not fully optimized. The vast majority of slow moving objects are classified </text:p>
      <text:p text:style-name="P29">a) partially </text:p>
      <text:p text:style-name="P29">b) as a different object </text:p>
      <text:p text:style-name="P29"/>
      <text:h text:style-name="Heading_20_2" text:outline-level="2"><text:bookmark-start text:name="__RefHeading___Toc787_4175709121"/>3.1 How can we solve this in the future ? <text:bookmark-end text:name="__RefHeading___Toc787_4175709121"/></text:h>
      <text:p text:style-name="P29">A simple solution would be setting op a train set and creating our own .XML files that would fit these kind of images perfectly. Because we used public .XML files it’s possible that they were created in another setting which would cause the problems that we have now. </text:p>
      <text:p text:style-name="P29">Another solution would be better feature extraction of the image. There is a possibility that we miscalculated some things and lost valuable information of the frames by applying some methods in the wrong order or even forgot to call some important methods to extract more information of the frames </text:p>
      <text:p text:style-name="P29"/>
      <text:p text:style-name="Text_20_body"/>
      <text:p text:style-name="Text_20_body"/>
      <text:p text:style-name="P29"/>
      <text:p text:style-name="P23"><text:span text:style-name="T33"/></text:p>
      <text:p text:style-name="P22"><text:span text:style-name="T25"/></text:p>
      <text:p text:style-name="P40"/>
      <text:p text:style-name="P22"/>
      <text:p text:style-name="P22"/>
      <text:p text:style-name="P21"><text:span text:style-name="T13"/></text:p>
      <text:p text:style-name="P20"/>
      <text:p text:style-name="P19"/>
      <text:p text:style-name="P19"/>
      <text:p text:style-name="P19"/>
      <text:p text:style-name="P19"><text:span text:style-name="T19"><text:s/></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Times" svg:font-family="Times"/>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21:53:48.771413970</meta:creation-date>
    <dc:date>2020-01-12T23:39:29.279390467</dc:date>
    <meta:editing-duration>PT1M42S</meta:editing-duration>
    <meta:editing-cycles>1</meta:editing-cycles>
    <meta:document-statistic meta:table-count="0" meta:image-count="5" meta:object-count="0" meta:page-count="11" meta:paragraph-count="145" meta:word-count="1786" meta:character-count="10986" meta:non-whitespace-character-count="9314"/>
    <meta:generator>LibreOffice/6.0.7.3$Linux_X86_64 LibreOffice_project/00m0$Build-3</meta:generator>
  </office:meta>
</office:document-meta>
</file>